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list-style-name="LFO1" style:family="paragraph">
      <style:text-properties fo:font-size="8pt" style:font-size-asian="8pt" style:font-size-complex="8pt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1.0361in" style:use-optimal-column-width="false"/>
    </style:style>
    <style:style style:name="TableColumn110" style:family="table-column">
      <style:table-column-properties style:column-width="5.5861in" style:use-optimal-column-width="false"/>
    </style:style>
    <style:style style:name="Table108" style:family="table">
      <style:table-properties style:width="6.622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list-style-name="LFO2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3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4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8" style:family="table-column">
      <style:table-column-properties style:column-width="3.3048in" style:use-optimal-column-width="false"/>
    </style:style>
    <style:style style:name="TableColumn139" style:family="table-column">
      <style:table-column-properties style:column-width="3.3048in" style:use-optimal-column-width="false"/>
    </style:style>
    <style:style style:name="Table137" style:family="table">
      <style:table-properties style:width="6.6097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5" style:family="paragraph">
      <style:text-properties fo:font-size="8pt" style:font-size-asian="8pt" style:font-size-complex="8pt"/>
    </style:style>
    <style:style style:name="P156" style:parent-style-name="TableContents" style:list-style-name="LFO5" style:family="paragraph">
      <style:text-properties fo:font-size="8pt" style:font-size-asian="8pt" style:font-size-complex="8pt"/>
    </style:style>
    <style:style style:name="P157" style:parent-style-name="TableContents" style:list-style-name="LFO5" style:family="paragraph">
      <style:text-properties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6" style:family="paragraph">
      <style:text-properties fo:font-size="8pt" style:font-size-asian="8pt" style:font-size-complex="8pt"/>
    </style:style>
    <style:style style:name="P169" style:parent-style-name="TableContents" style:list-style-name="LFO6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Registrar Compra <text:s text:c="2"/>(UC-09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Om</text:p>
          </table:table-cell>
          <table:table-cell table:style-name="TableCell19">
            <text:p text:style-name="P20">El sistema permitirá registrar una compra con sus comprobantes de (Factura, Remito y Pago)</text:p>
          </table:table-cell>
        </table:table-row>
        <table:table-row table:style-name="TableRow21">
          <table:table-cell table:style-name="TableCell22">
            <text:p text:style-name="P23">RF-0COm</text:p>
          </table:table-cell>
          <table:table-cell table:style-name="TableCell24">
            <text:p text:style-name="P25">El Sistema<text:s/>permitirá registrar una compra completa con el Stock actualizado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Registrar Compra <text:s text:c="2"/>(UC-09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gistra<text:s/>la compra de<text:s/>factura, remito y artículos comprados previ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<text:s/>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compra <text:s text:c="2"/>(UC-06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<text:s/>Registrar la compra de artículos a un proveedor</text:p>
                  <text:p text:style-name="P90">Encargado: Requiere la registrar una compra a un proveedor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la orden de compra para realizar la el registro de la compra.</text:p>
                    </text:list-item>
                    <text:list-item>
                      <text:p text:style-name="P102">Deben existir<text:s/>la factura<text:s/></text:p>
                    </text:list-item>
                    <text:list-item>
                      <text:p text:style-name="P103">Debe existir el remito</text:p>
                    </text:list-item>
                    <text:list-item>
                      <text:p text:style-name="P104">Debe existir el pago</text:p>
                    </text:list-item>
                  </text:list>
                </table:table-cell>
              </table:table-row>
            </table:table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2">
            <table:table table:style-name="Table108">
              <table:table-columns>
                <table:table-column table:style-name="TableColumn109"/>
                <table:table-column table:style-name="TableColumn110"/>
              </table:table-columns>
              <table:table-row table:style-name="TableRow111">
                <table:table-cell table:style-name="TableCell112">
                  <text:p text:style-name="P113">Pos condición:</text:p>
                </table:table-cell>
                <table:table-cell table:style-name="TableCell114">
                  <text:p text:style-name="P115">Éxito: Flujo Normal</text:p>
                  <text:list text:style-name="LFO2" text:continue-numbering="true">
                    <text:list-item>
                      <text:p text:style-name="P116">Se registra la compra completa.</text:p>
                    </text:list-item>
                    <text:list-item>
                      <text:p text:style-name="P117">Se calcula el impuesto de manera correcta.</text:p>
                    </text:list-item>
                    <text:list-item>
                      <text:p text:style-name="P118">Se genera una orden de compra por cada artículo de proveedor que necesita reposición.</text:p>
                    </text:list-item>
                  </text:list>
                  <text:p text:style-name="P119"/>
                  <text:p text:style-name="P120">Fracaso 1:<text:s/></text:p>
                  <text:list text:style-name="LFO3" text:continue-numbering="true">
                    <text:list-item>
                      <text:p text:style-name="P121">*a En cualquier momento el sistema falla:</text:p>
                    </text:list-item>
                  </text:list>
                  <text:p text:style-name="P122">Fracaso 2:</text:p>
                  <text:list text:style-name="LFO3" text:continue-numbering="true">
                    <text:list-item>
                      <text:p text:style-name="P123">*a.2 El Sistema detecta anomalías intentando la recuperación</text:p>
                    </text:list-item>
                  </text:list>
                  <text:p text:style-name="P124">Fracaso 3:</text:p>
                  <text:list text:style-name="LFO4" text:continue-numbering="true">
                    <text:list-item>
                      <text:p text:style-name="P125">3.a <text:s/>El Encargado no ingrese a la factura, el remito y el Pago<text:s/></text:p>
                    </text:list-item>
                  </text:list>
                  <text:p text:style-name="P126">Fracaso 4:</text:p>
                  <text:list text:style-name="LFO3" text:continue-numbering="true">
                    <text:list-item>
                      <text:p text:style-name="P127">5.a. El Sistema informa que no se pudo actualizar el Stock<text:s/>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/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>Flujo Normal</text:p>
          </table:table-cell>
          <table:covered-table-cell/>
        </table:table-row>
        <table:table-row table:style-name="TableRow135">
          <table:table-cell table:style-name="TableCell136" table:number-columns-spanned="2">
            <table:table table:style-name="Table137">
              <table:table-columns>
                <table:table-column table:style-name="TableColumn138"/>
                <table:table-column table:style-name="TableColumn139"/>
              </table:table-columns>
              <table:table-row table:style-name="TableRow140">
                <table:table-cell table:style-name="TableCell141">
                  <text:p text:style-name="P142">Actor</text:p>
                </table:table-cell>
                <table:table-cell table:style-name="TableCell143">
                  <text:p text:style-name="P144">Sistema</text:p>
                </table:table-cell>
              </table:table-row>
              <table:table-row table:style-name="TableRow145">
                <table:table-cell table:style-name="TableCell146">
                  <text:p text:style-name="P147">1. El Encargado comienza con un nuevo registro de compra, ingresando la orden de compra</text:p>
                </table:table-cell>
                <table:table-cell table:style-name="TableCell148">
                  <text:p text:style-name="P149"/>
                </table:table-cell>
              </table:table-row>
              <table:table-row table:style-name="TableRow150">
                <table:table-cell table:style-name="TableCell151">
                  <text:p text:style-name="P152"/>
                </table:table-cell>
                <table:table-cell table:style-name="TableCell153">
                  <text:p text:style-name="P154">2. El Sistema busca la compra en el Registro de Compra en función a la Orden de compra. Solicita que se ingrese:</text:p>
                  <text:list text:style-name="LFO5" text:continue-numbering="true">
                    <text:list-item>
                      <text:p text:style-name="P155">Factura de Compra</text:p>
                    </text:list-item>
                    <text:list-item>
                      <text:p text:style-name="P156">Remito</text:p>
                    </text:list-item>
                    <text:list-item>
                      <text:p text:style-name="P157">Pago</text:p>
                    </text:list-item>
                  </text:list>
                </table:table-cell>
              </table:table-row>
              <table:table-row table:style-name="TableRow158">
                <table:table-cell table:style-name="TableCell159">
                  <text:p text:style-name="P160">3. El Encargado ingrese a la factura, el remito y el Pago<text:s/></text:p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4. El Sistema agrega a la Compra<text:s/></text:p>
                  <text:list text:style-name="LFO6" text:continue-numbering="true">
                    <text:list-item>
                      <text:p text:style-name="P168">La Factura de Compra</text:p>
                    </text:list-item>
                    <text:list-item>
                      <text:p text:style-name="P169">El Remito</text:p>
                    </text:list-item>
                    <text:list-item>
                      <text:p text:style-name="P170">El Pago</text:p>
                    </text:list-item>
                  </text:list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usa el Caso de Uso “Ajustar Stock en Deposito (UC-10)” e informa que el<text:s/>Stock en depósito se actualizo</text:p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El Sistema Registra la Compra como completa</text:p>
                </table:table-cell>
              </table:table-row>
            </table:table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 asegurar los estados y eventos significativos de una<text:s/>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Vendedor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<text:s/>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<text:s/>El Encargado no ingrese a la factura, el remito y el Pago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cancela el<text:s/>caso de uso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5.a. El Sistema informa que no se pudo actualizar el Stock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cancela el caso de uso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ext:soft-page-break/>
        <table:table-row table:style-name="TableRow255">
          <table:table-cell table:style-name="TableCell256" table:number-columns-spanned="2">
            <text:p text:style-name="P257">Observación: No contempla la compra directa, esta es controlada por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able:table-row table:style-name="TableRow269">
          <table:table-cell table:style-name="TableCell270" table:number-columns-spanned="2">
            <text:p text:style-name="P271">Asociación de Extensión: Ninguna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“Consultar Saldo en Deposito (UC-08)”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Ninguna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Ninguna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<text:s/>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17:10:00Z</dc:date>
    <meta:print-date>2014-11-21T17:11:00Z</meta:print-date>
    <meta:template xlink:href="Normal" xlink:type="simple"/>
    <meta:editing-cycles>156</meta:editing-cycles>
    <meta:editing-duration>PT71520S</meta:editing-duration>
    <meta:document-statistic meta:page-count="3" meta:paragraph-count="7" meta:word-count="562" meta:character-count="3648" meta:row-count="25" meta:non-whitespace-character-count="3093"/>
  </office:meta>
</office:document-meta>
</file>